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364" officeooo:paragraph-rsid="00028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docs.aws.amazon.com/cli/latest/userguide/getting-started-install.htm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5:07:37.744949289</meta:creation-date>
    <dc:date>2025-07-05T15:08:18.447932307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77" meta:non-whitespace-character-count="77"/>
    <meta:generator>LibreOffice/24.2.7.2$Linux_X86_64 LibreOffice_project/420$Build-2</meta:generator>
  </office:meta>
</office:document-meta>
</file>